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ando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ility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ble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or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u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v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roa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olut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bsolute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bstra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ceptable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c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id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mmod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mpan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mpli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ou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hiev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hievemen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knowled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olyt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quir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quisition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ros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ctor </text:p>
          </table:table-cell>
          <table:table-cell office:value-type="string" calcext:value-type="string">
            <text:p>noun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ive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ctivity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adj </text:p>
          </table:table-cell>
          <table:table-cell office:value-type="string" calcext:value-type="string">
            <text:p>actually </text:p>
          </table:table-cell>
          <table:table-cell office:value-type="string" calcext:value-type="string">
            <text:p>adv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p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dition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dditional </text:p>
          </table:table-cell>
          <table:table-cell office:value-type="string" calcext:value-type="string">
            <text:p>adj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qu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jus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justmen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mini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op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ul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a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ant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vice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dvis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dviser </text:p>
          </table:table-cell>
          <table:table-cell office:value-type="string" calcext:value-type="string">
            <text:p>noun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vo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ai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ect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effec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or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rai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terno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ai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ains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d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gres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o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re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greemen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gricultu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hea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ircraft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a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no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coh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os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n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ong </text:p>
          </table:table-cell>
          <table:table-cell office:value-type="string" calcext:value-type="string">
            <text:p>prep </text:p>
          </table:table-cell>
          <table:table-cell office:value-type="string" calcext:value-type="string">
            <text:p>alongside </text:p>
          </table:table-cell>
          <table:table-cell office:value-type="string" calcext:value-type="string">
            <text:p>prep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read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righ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so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lternative </text:p>
          </table:table-cell>
          <table:table-cell office:value-type="string" calcext:value-type="string">
            <text:p>noun 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lthough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ogeth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way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nd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ng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u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lysis </text:p>
          </table:table-cell>
          <table:table-cell office:value-type="string" calcext:value-type="string">
            <text:p>noun </text:p>
          </table:table-cell>
          <table:table-cell office:value-type="string" calcext:value-type="string">
            <text:p>analyze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nalyst </text:p>
          </table:table-cell>
          <table:table-cell office:value-type="string" calcext:value-type="string">
            <text:p>noun 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 </text:p>
          </table:table-cell>
          <table:table-cell office:value-type="string" calcext:value-type="string">
            <text:p>verb </text:p>
          </table:table-cell>
          <table:table-cell office:value-type="string" calcext:value-type="string">
            <text:p>angry </text:p>
          </table:table-cell>
          <table:table-cell office:value-type="string" calcext:value-type="string">
            <text:p>adj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u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ounc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cip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xie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x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bod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mo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on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thing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wa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w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ar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log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ar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ar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arit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a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a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ar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oi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oin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eci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a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pri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v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roxima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bore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u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oun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n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ang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fic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hame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id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ss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g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ist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oci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oci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u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um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s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le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osphe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emp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end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en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tu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a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a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ac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ibu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um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ail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r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re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a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w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a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i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c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i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zaa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co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dro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fo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a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avi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in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ie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ie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tow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on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ow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ath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ef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ide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ides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ween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yon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a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log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r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decraf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desmi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od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m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m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s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rr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h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nd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w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kf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ath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ef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ef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ga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lli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msto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n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t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ush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ckl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dg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n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d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s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i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ir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k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u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m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aig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ce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c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did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c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i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e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comb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ldr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b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eb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u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emon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ai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tai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irm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lic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llen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b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p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pion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p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s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c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stplat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ck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ef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eft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dh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col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r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garet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rcum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vi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vili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i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u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ck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b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n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s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the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th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u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ste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f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ap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ag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um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f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fort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rci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i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i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itt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o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n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ns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eti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ai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i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ehen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omis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nt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n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p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r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e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lu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lu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cre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u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dui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er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d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li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u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jurat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jure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qu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qu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rva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d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der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de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ist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a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itu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l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u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mpor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ex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u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inu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ib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vers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n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n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rs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e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i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po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spo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g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ld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c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sel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i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s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er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f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z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d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i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si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eri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is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tic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w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u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yptic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tu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l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t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t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to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i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ugh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l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l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rea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di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e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c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i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in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gr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v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iv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cra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cra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nic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nst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on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ar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en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os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r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p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b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g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te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tro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tr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a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ermi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term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elo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elop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o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lo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icul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icul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gre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ppea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ppoi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as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ipl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u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v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v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u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u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e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enchant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mi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or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u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gui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ri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urb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ers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nit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orc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s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in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z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f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a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matic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ing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ch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r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i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om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onom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i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ffec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ectiv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th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er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ritch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in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ew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barra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brac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rge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o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o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hasi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has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i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loy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pt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ab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ing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hantme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ount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coura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m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a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ine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ha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jo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orm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oug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ertain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elo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iron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nox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p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cap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eci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a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sent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bli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blish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eric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n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lu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lu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bod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da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on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thing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ryw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id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i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ol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ol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c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i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ll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han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it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lu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ib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ib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i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ist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a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c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di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n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i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e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a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lo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os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r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a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a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aordin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y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b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yta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th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i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il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m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c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ntas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in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h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ul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v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vori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e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l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ma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stiv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g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n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is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m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m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s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s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ex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d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klo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ll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c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ig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g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er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ul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h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un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u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nd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g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wor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d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e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s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end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ght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m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fi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da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n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ni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th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rthermo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keep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h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untle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z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msto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lem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uin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tur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r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nc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ld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ve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vern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b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du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mm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dmot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te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av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moi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ante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del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lt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i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p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b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ve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l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lth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i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int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p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c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self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sit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nt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l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self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ida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es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orgua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pe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r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spit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t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ehol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ever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g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sb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m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pothesi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no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eg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usory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ust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u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i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g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ue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edi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edia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igr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ig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r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ss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es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o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en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id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lu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o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orpo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orpore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a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creasing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e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pend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pend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vidu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ustr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us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ern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l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lue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orm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j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ju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lay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c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ov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qui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d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i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p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ea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itu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r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llectu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llig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s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n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a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i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pr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pre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en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vie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o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od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g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i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cat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k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l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l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s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self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k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il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t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welcraf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rnal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rne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rneym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dg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m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sti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f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owled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o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ryin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i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sca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g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gh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n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w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z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der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g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p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s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isl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g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yli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a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e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ke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i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qui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er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er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era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t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s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u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z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o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fact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factur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ud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h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i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ri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ematic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u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b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whil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hanis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all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c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er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tio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ss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d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ht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it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s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o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tak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x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r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rc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e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i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li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ume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nris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o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n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iv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iv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ch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e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i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t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elf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b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essari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ess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romanc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cropolis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a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lec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oti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goti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b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borh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th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rv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wor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ertheles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x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bod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i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hing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aday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er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r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t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lisk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lig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erv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v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vious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a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asion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up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cu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e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e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te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int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c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to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yx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in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n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rtun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si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o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ang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din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z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gin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ate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wis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rselves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co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si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al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com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ea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wner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k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i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i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the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k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ip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ip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ip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ul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ner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e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i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ter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ldr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y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al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op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p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hap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lous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an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m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n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ua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asm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omen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osoph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i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t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as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as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as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nt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ck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et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i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ra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b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at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nti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ver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ct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cti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is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i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r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na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n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mi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pa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p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n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umab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t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tt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ve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v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vious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i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o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o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va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vile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z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a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ab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ess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ess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o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o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mp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o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or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os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pe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u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v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ycholog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s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mp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cha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po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su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fic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r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l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a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e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e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l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t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v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i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i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h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son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sonab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e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ko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gn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gn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v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v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o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ug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ar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ardles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st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str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re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j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x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a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ev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e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g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g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quar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rk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emb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i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l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or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rese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resen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resentati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u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cu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arc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g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l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l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ectiv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i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pons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o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ul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ai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r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u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a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n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e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ol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war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s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a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t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g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gh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y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ic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fe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k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isfa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tis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l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o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f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ient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a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ib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r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re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ret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u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ur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g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io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itiv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t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qu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e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ous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a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l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ral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x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d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p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e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n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o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l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u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w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u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c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d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ific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ifica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ifica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ce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s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u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u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i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v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gh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ke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oot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p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e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di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</text:p>
          </table:table-cell>
          <table:table-cell office:value-type="string" calcext:value-type="string">
            <text:p>adj/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bod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on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thing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time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wha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w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o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int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ak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al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ic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ic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if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 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llbook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nso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o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a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i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il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f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i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m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ar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ist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d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ll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u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mac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ng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n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teg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ng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ngth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ss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t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c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gg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i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d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ff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pi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y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jec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m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equ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equent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a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anti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titu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e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ess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cessfu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d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den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ffici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ge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ges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it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iz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a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e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i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l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ac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ge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pri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prising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rou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ve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viv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vi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pec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p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sta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a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ng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ordmaide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to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kl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t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c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n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niq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hnolog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enag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pho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ev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l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ra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or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enc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d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i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ri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n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t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umaturg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a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mselves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t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ap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y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c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n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r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s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ate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a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ughou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s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cke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gh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ctur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n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ss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geth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orrow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u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igh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e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g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is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i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na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ard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dition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ffic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l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port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vel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a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at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a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gge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ke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op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c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s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b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ce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st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ic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ic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l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tima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ertain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lea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go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li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rt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y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mploymen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fortunat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hol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qu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i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ess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k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k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rul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il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us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yield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on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per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rising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se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g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gabo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gra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le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t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et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s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getab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llu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tu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us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ti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stmen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ter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al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tor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o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olen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olen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tual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b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ito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onar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su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c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ntar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nte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g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k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k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de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derer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t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cr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m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ystone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k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l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lthy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po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r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e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ek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gh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r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fa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t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ever </text:p>
          </table:table-cell>
          <table:table-cell office:value-type="string" calcext:value-type="string">
            <text:p>d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el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ne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as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ver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ther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ch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st </text:p>
          </table:table-cell>
          <table:table-cell office:value-type="string" calcext:value-type="string">
            <text:p>con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sper </text:p>
          </table:table-cell>
          <table:table-cell office:value-type="string" calcext:value-type="string">
            <text:p>noun, 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ol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del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adj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d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l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g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n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p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e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h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draw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in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hout </text:p>
          </table:table-cell>
          <table:table-cell office:value-type="string" calcext:value-type="string">
            <text:p>pre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ness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ry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man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nd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nderful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en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l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ry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uld </text:p>
          </table:table-cell>
          <table:table-cell office:value-type="string" calcext:value-type="string">
            <text:p>ve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und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ap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ong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llow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 </text:p>
          </table:table-cell>
          <table:table-cell office:value-type="string" calcext:value-type="string">
            <text:p>int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sterday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t </text:p>
          </table:table-cell>
          <table:table-cell office:value-type="string" calcext:value-type="string">
            <text:p>adv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eld </text:p>
          </table:table-cell>
          <table:table-cell office:value-type="string" calcext:value-type="string">
            <text:p>verb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</text:p>
          </table:table-cell>
          <table:table-cell office:value-type="string" calcext:value-type="string">
            <text:p>adj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rself </text:p>
          </table:table-cell>
          <table:table-cell office:value-type="string" calcext:value-type="string">
            <text:p>pro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h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ou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ne </text:p>
          </table:table-cell>
          <table:table-cell office:value-type="string" calcext:value-type="string">
            <text:p>noun 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B30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1:56:55.5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10:17.898000000</meta:creation-date>
    <dc:date>2024-05-05T22:06:08.814000000</dc:date>
    <meta:editing-duration>PT1H43M36S</meta:editing-duration>
    <meta:editing-cycles>27</meta:editing-cycles>
    <meta:generator>LibreOffice/24.2.3.2$Windows_X86_64 LibreOffice_project/433d9c2ded56988e8a90e6b2e771ee4e6a5ab2ba</meta:generator>
    <meta:document-statistic meta:table-count="1" meta:cell-count="6008" meta:object-count="0"/>
  </office:meta>
</office:document-meta>
</file>